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1" draw:id="id1" draw:layer="layout" svg:width="7.2cm" svg:height="1.5cm" svg:x="28.1cm" svg:y="2.8cm">
          <text:p text:style-name="P1">IntermediaryController</text:p>
        </draw:rect>
        <draw:rect draw:style-name="gr1" draw:text-style-name="P1" xml:id="id2" draw:id="id2" draw:layer="layout" svg:width="7.2cm" svg:height="1.5cm" svg:x="22.8cm" svg:y="5.4cm">
          <text:p text:style-name="P1">get_ad_group_placement</text:p>
        </draw:rect>
        <draw:rect draw:style-name="gr1" draw:text-style-name="P1" xml:id="id3" draw:id="id3" draw:layer="layout" svg:width="7.2cm" svg:height="1.5cm" svg:x="30.4cm" svg:y="19.4cm">
          <text:p text:style-name="P1">set_ad_group_placement</text:p>
        </draw:rect>
        <draw:frame draw:style-name="gr2" draw:layer="layout" svg:width="20.67cm" svg:height="0.964cm" svg:x="2.5cm" svg:y="2.136cm">
          <draw:text-box>
            <text:p>ms-ssp-main\Application\Api\Controller\IntermediaryController.class.php</text:p>
          </draw:text-box>
        </draw:frame>
        <draw:rect draw:style-name="gr1" draw:text-style-name="P1" xml:id="id4" draw:id="id4" draw:layer="layout" svg:width="7.2cm" svg:height="1.5cm" svg:x="1.6cm" svg:y="10.5cm">
          <text:p text:style-name="P1">failReturn</text:p>
        </draw:rect>
        <draw:rect draw:style-name="gr1" draw:text-style-name="P1" xml:id="id5" draw:id="id5" draw:layer="layout" svg:width="7.2cm" svg:height="1.5cm" svg:x="9.9cm" svg:y="10.5cm">
          <text:p text:style-name="P1">adseatModel</text:p>
        </draw:rect>
        <draw:rect draw:style-name="gr1" draw:text-style-name="P1" xml:id="id6" draw:id="id6" draw:layer="layout" svg:width="7.2cm" svg:height="1.5cm" svg:x="18.8cm" svg:y="10.5cm">
          <text:p text:style-name="P1">adsourcePlacementModel</text:p>
        </draw:rect>
        <draw:rect draw:style-name="gr1" draw:text-style-name="P1" xml:id="id8" draw:id="id8" draw:layer="layout" svg:width="7.2cm" svg:height="1.5cm" svg:x="9.7cm" svg:y="13.7cm">
          <text:p text:style-name="P1">find</text:p>
        </draw:rect>
        <draw:rect draw:style-name="gr1" draw:text-style-name="P1" xml:id="id9" draw:id="id9" draw:layer="layout" svg:width="7.2cm" svg:height="1.5cm" svg:x="19.3cm" svg:y="13.8cm">
          <text:p text:style-name="P1">select</text:p>
        </draw:rect>
        <draw:rect draw:style-name="gr1" draw:text-style-name="P1" xml:id="id7" draw:id="id7" draw:layer="layout" svg:width="7.2cm" svg:height="1.5cm" svg:x="27.6cm" svg:y="10.6cm">
          <text:p text:style-name="P1">abtestBucket</text:p>
        </draw:rect>
        <draw:rect draw:style-name="gr1" draw:text-style-name="P1" xml:id="id11" draw:id="id11" draw:layer="layout" svg:width="7.2cm" svg:height="1.5cm" svg:x="37.1cm" svg:y="10.7cm">
          <text:p text:style-name="P1">intermediaryPlacementModel</text:p>
        </draw:rect>
        <draw:rect draw:style-name="gr1" draw:text-style-name="P1" xml:id="id10" draw:id="id10" draw:layer="layout" svg:width="7.2cm" svg:height="1.5cm" svg:x="28cm" svg:y="13.7cm">
          <text:p text:style-name="P1">find</text:p>
        </draw:rect>
        <draw:rect draw:style-name="gr1" draw:text-style-name="P1" xml:id="id12" draw:id="id12" draw:layer="layout" svg:width="7.2cm" svg:height="1.5cm" svg:x="37.1cm" svg:y="14cm">
          <text:p text:style-name="P1">select</text:p>
        </draw:rect>
        <draw:connector draw:style-name="gr3" draw:text-style-name="P1" draw:layer="layout" draw:type="line" svg:x1="31.7cm" svg:y1="4.3cm" svg:x2="26.4cm" svg:y2="5.4cm" draw:start-shape="id1" draw:start-glue-point="2" draw:end-shape="id2" draw:end-glue-point="0" svg:d="M31700 4300l-5300 1100">
          <text:p/>
        </draw:connector>
        <draw:connector draw:style-name="gr3" draw:text-style-name="P1" draw:layer="layout" draw:type="line" svg:x1="31.7cm" svg:y1="4.3cm" svg:x2="34cm" svg:y2="19.4cm" draw:start-shape="id1" draw:start-glue-point="2" draw:end-shape="id3" draw:end-glue-point="0" svg:d="M31700 4300l2300 15100">
          <text:p/>
        </draw:connector>
        <draw:connector draw:style-name="gr3" draw:text-style-name="P1" draw:layer="layout" draw:type="line" svg:x1="26.4cm" svg:y1="6.9cm" svg:x2="5.2cm" svg:y2="10.5cm" draw:start-shape="id2" draw:start-glue-point="2" draw:end-shape="id4" draw:end-glue-point="0" svg:d="M26400 6900l-21200 3600">
          <text:p/>
        </draw:connector>
        <draw:connector draw:style-name="gr3" draw:text-style-name="P1" draw:layer="layout" draw:type="line" svg:x1="26.4cm" svg:y1="6.9cm" svg:x2="13.5cm" svg:y2="10.5cm" draw:start-shape="id2" draw:start-glue-point="2" draw:end-shape="id5" draw:end-glue-point="0" svg:d="M26400 6900l-12900 3600">
          <text:p/>
        </draw:connector>
        <draw:connector draw:style-name="gr3" draw:text-style-name="P1" draw:layer="layout" draw:type="line" svg:x1="26.4cm" svg:y1="6.9cm" svg:x2="22.4cm" svg:y2="10.5cm" draw:start-shape="id2" draw:start-glue-point="2" draw:end-shape="id6" draw:end-glue-point="0" svg:d="M26400 6900l-4000 3600">
          <text:p/>
        </draw:connector>
        <draw:connector draw:style-name="gr3" draw:text-style-name="P1" draw:layer="layout" draw:type="line" svg:x1="26.4cm" svg:y1="6.9cm" svg:x2="31.2cm" svg:y2="10.6cm" draw:start-shape="id2" draw:start-glue-point="2" draw:end-shape="id7" draw:end-glue-point="0" svg:d="M26400 6900l4800 3700">
          <text:p/>
        </draw:connector>
        <draw:connector draw:style-name="gr3" draw:text-style-name="P1" draw:layer="layout" draw:type="line" svg:x1="13.5cm" svg:y1="12cm" svg:x2="13.3cm" svg:y2="13.7cm" draw:start-shape="id5" draw:start-glue-point="2" draw:end-shape="id8" draw:end-glue-point="0" svg:d="M13500 12000l-200 1700">
          <text:p/>
        </draw:connector>
        <draw:connector draw:style-name="gr3" draw:text-style-name="P1" draw:layer="layout" draw:type="line" svg:x1="22.4cm" svg:y1="12cm" svg:x2="22.9cm" svg:y2="13.8cm" draw:start-shape="id6" draw:start-glue-point="2" draw:end-shape="id9" draw:end-glue-point="0" svg:d="M22400 12000l500 1800">
          <text:p/>
        </draw:connector>
        <draw:connector draw:style-name="gr3" draw:text-style-name="P1" draw:layer="layout" draw:type="line" svg:x1="31.2cm" svg:y1="12.1cm" svg:x2="31.6cm" svg:y2="13.7cm" draw:start-shape="id7" draw:start-glue-point="2" draw:end-shape="id10" draw:end-glue-point="0" svg:d="M31200 12100l400 1600">
          <text:p/>
        </draw:connector>
        <draw:connector draw:style-name="gr3" draw:text-style-name="P1" draw:layer="layout" draw:type="line" svg:x1="26.4cm" svg:y1="6.9cm" svg:x2="40.7cm" svg:y2="10.7cm" draw:start-shape="id2" draw:start-glue-point="2" draw:end-shape="id11" draw:end-glue-point="0" svg:d="M26400 6900l14300 3800">
          <text:p/>
        </draw:connector>
        <draw:connector draw:style-name="gr3" draw:text-style-name="P1" draw:layer="layout" draw:type="line" svg:x1="40.7cm" svg:y1="12.2cm" svg:x2="40.7cm" svg:y2="14cm" draw:start-shape="id11" draw:start-glue-point="2" draw:end-shape="id12" draw:end-glue-point="0" svg:d="M40700 12200v1800">
          <text:p/>
        </draw:connector>
        <draw:rect draw:style-name="gr1" draw:text-style-name="P1" xml:id="id13" draw:id="id13" draw:layer="layout" svg:width="7.2cm" svg:height="1.5cm" svg:x="46.8cm" svg:y="10.8cm">
          <text:p text:style-name="P1">successReturn</text:p>
        </draw:rect>
        <draw:connector draw:style-name="gr3" draw:text-style-name="P1" draw:layer="layout" draw:type="line" svg:x1="26.4cm" svg:y1="6.9cm" svg:x2="50.4cm" svg:y2="10.8cm" draw:start-shape="id2" draw:start-glue-point="2" draw:end-shape="id13" draw:end-glue-point="0" svg:d="M26400 6900l24000 3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15T11:48:25.76</meta:creation-date>
    <dc:date>2021-10-18T11:03:57.08</dc:date>
    <meta:editing-duration>P2DT23H15M31S</meta:editing-duration>
    <meta:editing-cycles>6</meta:editing-cycles>
    <meta:generator>OpenOffice/4.1.10$Win32 OpenOffice.org_project/4110m2$Build-9807</meta:generator>
    <meta:document-statistic meta:object-count="26"/>
  </office:meta>
</office:document-meta>
</file>